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44pt" officeooo:rsid="0007c2e8" officeooo:paragraph-rsid="0007c2e8" style:font-size-asian="38.5pt" style:font-size-complex="44pt"/>
    </style:style>
    <style:style style:name="P2" style:family="paragraph" style:parent-style-name="Standard">
      <style:text-properties fo:font-size="18pt" officeooo:rsid="0007c2e8" officeooo:paragraph-rsid="0007c2e8" style:font-size-asian="15.75pt" style:font-size-complex="18pt"/>
    </style:style>
    <style:style style:name="T1" style:family="text">
      <style:text-properties fo:color="#800000"/>
    </style:style>
    <style:style style:name="T2" style:family="text">
      <style:text-properties fo:color="#cc0000"/>
    </style:style>
    <style:style style:name="T3" style:family="text">
      <style:text-properties fo:color="#66ff66"/>
    </style:style>
    <style:style style:name="T4" style:family="text">
      <style:text-properties fo:color="#66ff00"/>
    </style:style>
    <style:style style:name="T5" style:family="text">
      <style:text-properties fo:color="#0000ff"/>
    </style:style>
    <style:style style:name="T6" style:family="text">
      <style:text-properties fo:font-size="18pt" officeooo:rsid="0007c2e8" style:font-size-asian="15.75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SHEREKE DANÇARINO</text:span> </text:p>
      <text:p text:style-name="Standard"><text:span text:style-name="T6">Num belo dia shereke e o seu burro, decidiram tirar umas férias no Rio de Janeiro. Chegando lá Shereke e o burro não sabia de nada de lá do rio então eles decidiram explorar o rio, começando pela estatua de cristo, e lá eles viram um pó muito branco e gostaram muito do cheiro, então eles decidiram comprar todo o pó,então eles foram lá e compraram todo o pó, eles começaram a cheirar, pois era bem refrescante e então eles cheiraram quase tudo, só que eles não tinha dinheiro para poder voltar para a sua cidade,então vendo isso eles começaram a vender. Quando eles estavam acabando com a mercadoria a policia chegou e eles começaram a correr, só que a policia pegou eles,então levou eles para a delegacia.</text:span></text:p>
      <text:p text:style-name="P2">Chegando lá eles foram transportados para a prisão, chegando lá eles fizeram bastante amigos e eles criaram uma gangue, então decidiram fugir da prisão dava tudo certo, mais teve um X9 que falou para os policias,Então todos decidiram matar o X9 e foi lá eles só que quando eles estavam finali. Num belo dia shereke e o seu burro, decidiram tirar umas férias no Rio de Janeiro. Chegando lá Shereke e o burro não sabia de nada de lá zando o cara o policial chegou e colocou todos na solidaria. Chegando lá o shereke e o seu burro viu uma parede aberta <text:s/>que timha aberta por outro prisioneiro e contaram para os amigos, e então decidiram fugir só que essa parede tava num esgoto mas mesmo assim eles foram, chegando no esgoto eles perceberam uma coisa estranha um rato só que não era um rato normal era um rato radiotividade e mordeu o shereke e o burro e eles acabaram morrendo.&lt;/p&gt;</text:p>
      <text:p text:style-name="P2">Chegando lá no céu eles começarama dançar, pois estava muito felizes de tarem lá, só que chegou e falou, filhos só um de vocês podem entrar, ai eles começaram a falar de quem ia ficar então o burro ficou, e então o shereke voltou virou assasino matou todo mundo e no final se m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4:25:10.686422034</meta:creation-date>
    <dc:date>2022-09-13T14:29:40.219083816</dc:date>
    <meta:editing-duration>PT4M30S</meta:editing-duration>
    <meta:editing-cycles>1</meta:editing-cycles>
    <meta:document-statistic meta:table-count="0" meta:image-count="0" meta:object-count="0" meta:page-count="1" meta:paragraph-count="4" meta:word-count="345" meta:character-count="1886" meta:non-whitespace-character-count="1543"/>
    <meta:generator>LibreOffice/5.1.6.2$Linux_X86_64 LibreOffice_project/10m0$Build-2</meta:generator>
  </office:meta>
</office:document-meta>
</file>